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text-properties fo:color="#0084d1" fo:font-weight="bold" style:font-weight-asian="bold" style:font-weight-complex="bold"/>
    </style:style>
    <style:style style:name="P4" style:family="paragraph" style:parent-style-name="Standard">
      <style:text-properties fo:color="#000000" fo:font-size="13pt" fo:font-weight="bold" style:font-size-asian="13pt" style:font-weight-asian="bold" style:font-size-complex="13pt" style:font-weight-complex="bold"/>
    </style:style>
    <style:style style:name="P5"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tab/><text:tab/><text:tab/><text:tab/><text:tab/><text:tab/><text:tab/><text:tab/><text:tab/>21.01.2017</text:p>
      <text:h text:style-name="P5" text:outline-level="1">Git 101<text:tab/></text:h>
      <text:p text:style-name="P4"/>
      <text:p text:style-name="P4"/>
      <text:p text:style-name="P4">Define what kind of Programm Git is:</text:p>
      <text:p text:style-name="P3"/>
      <text:p text:style-name="Standard">Git is a DVCS (Distributed Version Control System). It takes snapshots of a project's files, and saves them locally aswell as remotely. The Benefit being that if the repository gets corrupted on one system, there are still backups on the others (in contrast to a LocalizedVCS or CentralizedVCS).</text:p>
      <text:p text:style-name="Standard">Also multiple people can work on the project at once, saving Information on who commited what change at what time and being able to restore to any snapshot.</text:p>
      <text:p text:style-name="Standard"/>
      <text:p text:style-name="P2">Describe the difference betweeen Git and a text editor in terms in what they save and their record keeping:</text:p>
      <text:p text:style-name="P1"/>
      <text:p text:style-name="Standard">A Text Editor saves only the last change and can't revert back to previous states, as compared to Git who can do both. Addionally Git saves who last mofdified a file, anf what changes were made.</text:p>
      <text:p text:style-name="Standard">Beyond thath multiple peope are able to work on the same file through Git, which then highlights the additons of the different people, to then be condensed to one final commit manually.</text:p>
      <text:p text:style-name="Standard"/>
      <text:p text:style-name="P2">Describe whether Git and Github work at a local or remote level:</text:p>
      <text:p text:style-name="P1"/>
      <text:p text:style-name="Standard">Github takes your local commits and stores them remotely.</text:p>
      <text:p text:style-name="Standard"/>
      <text:p text:style-name="Standard">Git stores the repository locally aswell as remotely on all other system working on the project , a centralized server and/or Github</text:p>
      <text:p text:style-name="Standard"/>
      <text:p text:style-name="P2">Describe why Git is useful for an individual developer and a team of developers:</text:p>
      <text:p text:style-name="P1"/>
      <text:p text:style-name="Standard">On an Induvidual level it allows you to revert back to previous save states, basically backing up your content multiple times. It also lets you branch out from your project and explore new ideas whitout any risks.</text:p>
      <text:p text:style-name="Standard">On a team level it addiotnally keeps track of all changes made, lets people work on different areas (via branvhes or forks) anf pulls them all back together to be evaluated and eventually added to the master bra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1M51S</meta:editing-duration>
    <meta:editing-cycles>6</meta:editing-cycles>
    <meta:generator>OpenOffice/4.1.3$Win32 OpenOffice.org_project/413m1$Build-9783</meta:generator>
    <dc:date>2017-01-23T16:55:43.39</dc:date>
    <meta:document-statistic meta:table-count="0" meta:image-count="0" meta:object-count="0" meta:page-count="1" meta:paragraph-count="14" meta:word-count="305" meta:character-count="1764"/>
    <meta:user-defined meta:name="Info 1"/>
    <meta:user-defined meta:name="Info 2"/>
    <meta:user-defined meta:name="Info 3"/>
    <meta:user-defined meta:name="Info 4"/>
  </office:meta>
</office:document-meta>
</file>